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="solid" draw:fill-color="#ff420e" draw:textarea-horizontal-align="justify" draw:textarea-vertical-align="middle" draw:auto-grow-height="false" fo:min-height="1.98cm" fo:min-width="0.98cm" fo:padding-top="0.135cm" fo:padding-bottom="0.135cm" fo:padding-left="0.26cm" fo:padding-right="0.26cm"/>
      <style:paragraph-properties style:writing-mode="lr-tb"/>
    </style:style>
    <style:style style:name="gr2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98cm" fo:min-width="0.98cm" fo:padding-top="0.135cm" fo:padding-bottom="0.135cm" fo:padding-left="0.26cm" fo:padding-right="0.26cm"/>
      <style:paragraph-properties style:writing-mode="lr-tb"/>
    </style:style>
    <style:style style:name="gr3" style:family="graphic" style:parent-style-name="standard">
      <style:graphic-properties svg:stroke-width="0.02cm" svg:stroke-color="#000000" draw:marker-start-width="0.23cm" draw:marker-end-width="0.23cm" draw:fill="none" draw:textarea-horizontal-align="justify" draw:textarea-vertical-align="middle" draw:auto-grow-height="false" fo:min-height="1.98cm" fo:min-width="0.98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000000" draw:marker-start-width="0.23cm" draw:marker-end-width="0.23cm" draw:fill="solid" draw:fill-color="#00dcff" draw:textarea-horizontal-align="justify" draw:textarea-vertical-align="middle" draw:auto-grow-height="false" fo:min-height="1.98cm" fo:min-width="0.98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00dcff" draw:textarea-horizontal-align="justify" draw:textarea-vertical-align="middle" draw:auto-grow-height="false" fo:min-height="1.98cm" fo:min-width="0.98cm" fo:padding-top="0.135cm" fo:padding-bottom="0.135cm" fo:padding-left="0.26cm" fo:padding-right="0.26cm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02cm" svg:stroke-color="#000000" draw:marker-start-width="0.23cm" draw:marker-end-width="0.23cm" draw:fill="solid" draw:fill-color="#00dcff" draw:textarea-horizontal-align="justify" draw:textarea-vertical-align="middle" draw:auto-grow-height="false" fo:min-height="1.98cm" fo:min-width="0.98cm" fo:padding-top="0.135cm" fo:padding-bottom="0.135cm" fo:padding-left="0.26cm" fo:padding-right="0.26cm"/>
      <style:paragraph-properties style:writing-mode="lr-tb"/>
    </style:style>
    <style:style style:name="gr7" style:family="graphic" style:parent-style-name="standard">
      <style:graphic-properties draw:stroke="solid" draw:stroke-dash="Fine_20_Dashed" svg:stroke-width="0.02cm" svg:stroke-color="#000000" draw:marker-start-width="0.23cm" draw:marker-end-width="0.23cm" draw:fill="solid" draw:fill-color="#00dcff" draw:textarea-horizontal-align="justify" draw:textarea-vertical-align="middle" draw:auto-grow-height="false" fo:min-height="1.98cm" fo:min-width="0.98cm" fo:padding-top="0.135cm" fo:padding-bottom="0.135cm" fo:padding-left="0.26cm" fo:padding-right="0.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55cm"/>
      <style:paragraph-properties style:writing-mode="lr-tb"/>
    </style:style>
    <style:style style:name="gr9" style:family="graphic" style:parent-style-name="standard">
      <style:graphic-properties draw:stroke="dash" draw:stroke-dash="Fine_20_Dashed" svg:stroke-width="0.02cm" svg:stroke-color="#000000" draw:marker-start-width="0.23cm" draw:marker-end-width="0.23cm" draw:fill="solid" draw:fill-color="#ff420e" draw:textarea-horizontal-align="justify" draw:textarea-vertical-align="middle" draw:auto-grow-height="false" fo:min-height="1.98cm" fo:min-width="0.98cm" fo:padding-top="0.135cm" fo:padding-bottom="0.135cm" fo:padding-left="0.26cm" fo:padding-right="0.2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1" style:family="graphic" style:parent-style-name="standard">
      <style:graphic-properties svg:stroke-width="0.02cm" svg:stroke-color="#000000" draw:marker-start-width="0.23cm" draw:marker-end-width="0.23cm" draw:fill="none" draw:fill-color="#00dcff" draw:textarea-horizontal-align="justify" draw:textarea-vertical-align="middle" draw:auto-grow-height="false" fo:min-height="1.98cm" fo:min-width="0.98cm" fo:padding-top="0.135cm" fo:padding-bottom="0.135cm" fo:padding-left="0.26cm" fo:padding-right="0.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1.25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f420e"/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dcff"/>
      <style:paragraph-properties fo:text-align="center"/>
    </style:style>
    <style:style style:name="P6" style:family="paragraph">
      <loext:graphic-properties draw:fill="solid" draw:fill-color="#00dcf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font-size="10pt" style:font-size-asian="18pt" style:font-size-complex="18pt"/>
    </style:style>
    <style:style style:name="P8" style:family="paragraph">
      <loext:graphic-properties draw:fill="solid" draw:fill-color="#00dcff"/>
      <style:paragraph-properties fo:text-align="center" style:writing-mode="lr-tb"/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10" style:family="paragraph">
      <loext:graphic-properties draw:fill="solid" draw:fill-color="#ff420e"/>
      <style:paragraph-properties fo:text-align="center" style:writing-mode="lr-tb"/>
      <style:text-properties fo:font-size="10pt" style:font-size-asian="18pt" style:font-size-complex="18pt"/>
    </style:style>
    <style:style style:name="P11" style:family="paragraph">
      <loext:graphic-properties draw:fill="none" draw:fill-color="#00dcff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2.25cm" svg:x="1cm" svg:y="3.25cm">
          <text:p text:style-name="P1">TO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1cm" svg:y="5.5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1cm" svg:y="10cm">
          <text:p text:style-name="P1">S2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1cm" svg:y="7.75cm">
          <text:p text:style-name="P1">S2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1cm" svg:y="12.25cm">
          <text:p text:style-name="P1">S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5cm" svg:height="2.25cm" svg:x="3.9cm" svg:y="1cm">
          <text:p text:style-name="P1">F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2.25cm" svg:x="3.9cm" svg:y="14.5cm">
          <text:p text:style-name="P1">B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2.25cm" svg:x="14.3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12.8cm" svg:y="3.25cm">
          <text:p text:style-name="P1">TOC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2.25cm" svg:x="14.3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12.8cm" svg:y="5.5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2.25cm" svg:x="14.3cm" svg:y="7.75cm">
          <text:p text:style-name="P1">S2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12.8cm" svg:y="7.75cm">
          <text:p text:style-name="P1">S2a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2.25cm" svg:x="14.3cm" svg:y="10cm">
          <text:p text:style-name="P7"><text:span text:style-name="T1">PAS: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12.8cm" svg:y="10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2.25cm" svg:x="18.501cm" svg:y="1cm">
          <text:p text:style-name="P1">FM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2.25cm" svg:x="18.501cm" svg:y="3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17.001cm" svg:y="3.25cm">
          <text:p text:style-name="P1">TOC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2.25cm" svg:x="18.501cm" svg:y="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17.001cm" svg:y="5.5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2.25cm" svg:x="18.501cm" svg:y="7.75cm">
          <text:p text:style-name="P1">S2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17.001cm" svg:y="7.75cm">
          <text:p text:style-name="P1">S2a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2.25cm" svg:x="18.501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17.001cm" svg:y="10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2.25cm" svg:x="17.001cm" svg:y="12.25cm">
          <text:p text:style-name="P1">B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3.9cm" svg:y="3.25cm">
          <text:p text:style-name="P1">TO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3.9cm" svg:y="5.5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3.9cm" svg:y="10cm">
          <text:p text:style-name="P1">S2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3.9cm" svg:y="7.75cm">
          <text:p text:style-name="P1">S2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3.9cm" svg:y="12.25cm">
          <text:p text:style-name="P1">S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5cm" svg:height="2.25cm" svg:x="8.7cm" svg:y="17.45cm">
          <text:p text:style-name="P1">TOC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2.25cm" svg:x="8.7cm" svg:y="19.7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2.25cm" svg:x="7.2cm" svg:y="1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2.25cm" svg:x="8.7cm" svg:y="21.95cm">
          <text:p text:style-name="P1">S2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7.2cm" svg:y="21.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cm" svg:height="2.25cm" svg:x="8.7cm" svg:y="24.2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7.2cm" svg:y="24.2cm">
          <text:p text:style-name="P1">S2b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2.25cm" svg:x="13.25cm" svg:y="15.2cm">
          <text:p text:style-name="P1">F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2.25cm" svg:x="11.75cm" svg:y="26.45cm">
          <text:p text:style-name="P1">BM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2.25cm" svg:x="13.25cm" svg:y="17.451cm">
          <text:p text:style-name="P1">TOC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2.25cm" svg:x="13.25cm" svg:y="19.701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11.75cm" svg:y="19.7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2.25cm" svg:x="13.25cm" svg:y="21.951cm">
          <text:p text:style-name="P1">S2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11.75cm" svg:y="21.9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cm" svg:height="2.25cm" svg:x="13.25cm" svg:y="24.201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11.75cm" svg:y="24.201cm">
          <text:p text:style-name="P1">S2b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2.25cm" svg:x="11.75cm" svg:y="17.4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755cm" svg:height="1.199cm" svg:x="1.045cm" svg:y="1.301cm">
          <draw:text-box>
            <text:p><text:span text:style-name="T2">EOP</text:span><text:span text:style-name="T2">:0</text:span></text:p>
            <text:p><text:span text:style-name="T2">PAS:</text:span><text:span text:style-name="T2">0</text:span></text:p>
          </draw:text-box>
        </draw:frame>
        <draw:frame draw:style-name="gr8" draw:text-style-name="P9" draw:layer="layout" svg:width="1.755cm" svg:height="1.199cm" svg:x="14.9cm" svg:y="1.101cm">
          <draw:text-box>
            <text:p><text:span text:style-name="T2">EOP:1</text:span></text:p>
            <text:p><text:span text:style-name="T2">PAS:1</text:span></text:p>
          </draw:text-box>
        </draw:frame>
        <draw:custom-shape draw:style-name="gr9" draw:text-style-name="P10" draw:layer="layout" svg:width="1.5cm" svg:height="2.25cm" svg:x="7.202cm" svg:y="26.452cm">
          <text:p text:style-name="P7"><text:span text:style-name="T1">PAS: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cm" svg:height="2.25cm" svg:x="14.751cm" svg:y="24.2cm">
          <text:p text:style-name="P7"><text:span text:style-name="T1">PAS:2</text:span></text:p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.2cm" svg:height="1.673cm" svg:x="9.268cm" svg:y="15.526cm">
          <draw:text-box>
            <text:p><text:span text:style-name="T2">EOP:-1</text:span></text:p>
            <text:p><text:span text:style-name="T2">PAS:1</text:span></text:p>
          </draw:text-box>
        </draw:frame>
        <draw:custom-shape draw:style-name="gr11" draw:text-style-name="P11" draw:layer="layout" svg:width="1.5cm" svg:height="2.25cm" svg:x="9.096cm" svg:y="3.2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7.596cm" svg:y="3.256cm">
          <text:p text:style-name="P1">TO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7.596cm" svg:y="5.506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2.25cm" svg:x="7.6cm" svg:y="7.767cm">
          <text:p text:style-name="P1">S2b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2.25cm" svg:x="9.1cm" svg:y="5.506cm">
          <text:p text:style-name="P1">S2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cm" svg:height="2.25cm" svg:x="9.1cm" svg:y="7.767cm">
          <text:p text:style-name="P1">S3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1.755cm" svg:height="1.293cm" svg:x="8.2cm" svg:y="1.3cm">
          <draw:text-box>
            <text:p><text:span text:style-name="T2">EOP:1</text:span></text:p>
            <text:p><text:span text:style-name="T2">PAS: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ohan Vromans</meta:initial-creator>
    <meta:creation-date>2021-08-10T20:53:52.691973712</meta:creation-date>
    <dc:date>2021-08-10T21:47:36.582308231</dc:date>
    <dc:creator>Johan Vromans</dc:creator>
    <meta:editing-duration>PT43M</meta:editing-duration>
    <meta:editing-cycles>11</meta:editing-cycles>
    <meta:generator>LibreOffice/7.0.6.2$Linux_X86_64 LibreOffice_project/00$Build-2</meta:generator>
    <meta:document-statistic meta:object-count="59"/>
  </office:meta>
</office:document-meta>
</file>